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" fo:font-size="12pt" fo:font-weight="normal" officeooo:rsid="000e930a" officeooo:paragraph-rsid="00129814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129814" officeooo:paragraph-rsid="0012981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paragraph-rsid="00129814"/>
    </style:style>
    <style:style style:name="P5" style:family="paragraph" style:parent-style-name="Standard" style:list-style-name="L1">
      <style:text-properties style:font-name="Nimbus Sans" fo:font-size="12pt" fo:font-weight="normal" officeooo:rsid="00129814" officeooo:paragraph-rsid="00129814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" fo:font-size="12pt" fo:font-weight="normal" officeooo:rsid="00129814" officeooo:paragraph-rsid="0013c41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Nimbus Sans" fo:font-size="12pt" fo:font-weight="normal" officeooo:rsid="0013c41a" officeooo:paragraph-rsid="0013c41a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Nimbus Sans" fo:font-size="16pt" fo:font-weight="bold" officeooo:rsid="0013c41a" officeooo:paragraph-rsid="0013c41a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13c41a"/>
    </style:style>
    <style:style style:name="T1" style:family="text">
      <style:text-properties officeooo:rsid="00101837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00e930a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officeooo:rsid="00129814"/>
    </style:style>
    <style:style style:name="T5" style:family="text">
      <style:text-properties officeooo:rsid="0013c41a"/>
    </style:style>
    <style:style style:name="T6" style:family="text">
      <style:text-properties style:font-name="Nimbus Sans" fo:font-size="12pt" fo:font-weight="normal" officeooo:rsid="0013c41a" style:font-size-asian="10.5pt" style:font-weight-asian="normal" style:font-size-complex="12pt" style:font-weight-complex="normal"/>
    </style:style>
    <style:style style:name="T7" style:family="text">
      <style:text-properties style:font-name="Nimbus Sans" fo:font-size="12pt" fo:font-weight="normal" officeooo:rsid="00129814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sic Curry Sauce</text:p>
      <text:p text:style-name="P1"/>
      <text:p text:style-name="P1"><text:span text:style-name="T4">1</text:span><text:span text:style-name="T1"> c</text:span><text:span text:style-name="T5">an</text:span><text:span text:style-name="T1">.</text:span><text:tab/><text:tab/><text:span text:style-name="T5">Coconut milk, unsweetened</text:span></text:p>
      <text:p text:style-name="P8">2 T.<text:tab/><text:tab/>Curry paste.</text:p>
      <text:p text:style-name="P8">1 T<text:tab/><text:tab/>Brown sugar.</text:p>
      <text:p text:style-name="P10"><text:span text:style-name="T6">(Juice of 1/2 lime)</text:span></text:p>
      <text:p text:style-name="P6"/>
      <text:list xml:id="list2622130623" text:style-name="L1">
        <text:list-item>
          <text:p text:style-name="P4"><text:span text:style-name="T6">Simmer for 5 minutes</text:span><text:span text:style-name="T7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9-21T10:27:21.435887688</dc:date>
    <meta:editing-duration>PT35M5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5" meta:character-count="126" meta:non-whitespace-character-count="105"/>
  </office:meta>
</office:document-meta>
</file>